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2000001EE8BABF21F.png" manifest:media-type="image/png"/>
  <manifest:file-entry manifest:full-path="Pictures/10000000000001B2000001EB3EB51B00.png" manifest:media-type="image/png"/>
  <manifest:file-entry manifest:full-path="Pictures/10000000000001B2000001EC6E86BFFA.png" manifest:media-type="image/png"/>
  <manifest:file-entry manifest:full-path="Pictures/10000000000001B7000001EDE0CDDA9A.png" manifest:media-type="image/png"/>
  <manifest:file-entry manifest:full-path="Pictures/10000000000001B3000001ECB1978ACB.png" manifest:media-type="image/png"/>
  <manifest:file-entry manifest:full-path="Pictures/10000000000001B1000001EC4851770E.png" manifest:media-type="image/png"/>
  <manifest:file-entry manifest:full-path="Pictures/10000000000001B3000001EE86290F29.png" manifest:media-type="image/png"/>
  <manifest:file-entry manifest:full-path="Pictures/10000000000001B4000001A29F12DB7C.png" manifest:media-type="image/png"/>
  <manifest:file-entry manifest:full-path="Pictures/10000000000001B4000001A2B60BA3E0.png" manifest:media-type="image/png"/>
  <manifest:file-entry manifest:full-path="Pictures/10000000000001B20000019FC2EEE1DD.png" manifest:media-type="image/png"/>
  <manifest:file-entry manifest:full-path="Pictures/10000000000001140000009E2F5EB3BA.png" manifest:media-type="image/png"/>
  <manifest:file-entry manifest:full-path="Pictures/10000000000001B40000019F92DEDBA7.png" manifest:media-type="image/png"/>
  <manifest:file-entry manifest:full-path="Pictures/10000000000001B4000001A1A33B7F79.png" manifest:media-type="image/png"/>
  <manifest:file-entry manifest:full-path="Pictures/10000000000001B2000001EBADDF1626.png" manifest:media-type="image/png"/>
  <manifest:file-entry manifest:full-path="Pictures/10000000000001140000009B1B1BB9E7.png" manifest:media-type="image/png"/>
  <manifest:file-entry manifest:full-path="Pictures/10000000000001B2000001A12BBF77BE.png" manifest:media-type="image/png"/>
  <manifest:file-entry manifest:full-path="Pictures/10000000000001B1000001A06166D421.png" manifest:media-type="image/png"/>
  <manifest:file-entry manifest:full-path="Pictures/10000000000001B10000019F7705C162.png" manifest:media-type="image/png"/>
  <manifest:file-entry manifest:full-path="Pictures/10000000000001B3000001EB58B616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4.5311in" svg:height="5.1146in" draw:z-index="18"><draw:image xlink:href="Pictures/10000000000001B3000001EB58B6164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x="1.2126in" svg:y="3.8752in" svg:width="4.5102in" svg:height="4.3335in" draw:z-index="0"><draw:image xlink:href="Pictures/10000000000001B1000001A06166D4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paragraph" svg:width="4.5417in" svg:height="4.3543in" draw:z-index="1"><draw:image xlink:href="Pictures/10000000000001B4000001A29F12DB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4.5209in" svg:height="4.3437in" draw:z-index="2"><draw:image xlink:href="Pictures/10000000000001B2000001A12BBF77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5" text:anchor-type="paragraph" svg:width="2.8752in" svg:height="1.6457in" draw:z-index="3"><draw:image xlink:href="Pictures/10000000000001140000009E2F5EB3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2.0252in" svg:y="0.1437in" svg:width="2.8752in" svg:height="1.6146in" draw:z-index="4"><draw:image xlink:href="Pictures/10000000000001140000009B1B1BB9E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4.5417in" svg:height="4.3437in" draw:z-index="5"><draw:image xlink:href="Pictures/10000000000001B4000001A1A33B7F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1.1917in" svg:y="-0.0126in" svg:width="4.5417in" svg:height="4.3543in" draw:z-index="6"><draw:image xlink:href="Pictures/10000000000001B4000001A2B60BA3E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1.2283in" svg:y="0.1043in" svg:width="4.5102in" svg:height="4.3228in" draw:z-index="7"><draw:image xlink:href="Pictures/10000000000001B10000019F7705C1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0" text:anchor-type="paragraph" svg:width="4.5417in" svg:height="4.3228in" draw:z-index="8"><draw:image xlink:href="Pictures/10000000000001B40000019F92DEDB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paragraph" svg:width="4.5209in" svg:height="4.3228in" draw:z-index="9"><draw:image xlink:href="Pictures/10000000000001B20000019FC2EEE1D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12" text:anchor-type="paragraph" svg:width="4.5209in" svg:height="5.1146in" draw:z-index="10"><draw:image xlink:href="Pictures/10000000000001B2000001EB3EB51B0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3" text:anchor-type="paragraph" svg:width="4.5311in" svg:height="5.1252in" draw:z-index="11"><draw:image xlink:href="Pictures/10000000000001B3000001ECB1978A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4" text:anchor-type="paragraph" svg:width="4.5311in" svg:height="5.1457in" draw:z-index="12"><draw:image xlink:href="Pictures/10000000000001B3000001EE86290F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5" text:anchor-type="paragraph" svg:width="4.5728in" svg:height="5.1354in" draw:z-index="13"><draw:image xlink:href="Pictures/10000000000001B7000001EDE0CDDA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6" text:anchor-type="paragraph" svg:width="4.5102in" svg:height="5.1252in" draw:z-index="14"><draw:image xlink:href="Pictures/10000000000001B1000001EC485177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7" text:anchor-type="paragraph" svg:width="4.5209in" svg:height="5.1252in" draw:z-index="15"><draw:image xlink:href="Pictures/10000000000001B2000001EC6E86BFF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8" text:anchor-type="paragraph" svg:width="4.5209in" svg:height="5.1146in" draw:z-index="16"><draw:image xlink:href="Pictures/10000000000001B2000001EBADDF16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9" text:anchor-type="paragraph" svg:width="4.5209in" svg:height="5.1457in" draw:z-index="17"><draw:image xlink:href="Pictures/10000000000001B2000001EE8BABF21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9T13:09:26.804000000</meta:creation-date>
    <dc:date>2022-06-09T14:12:23.491000000</dc:date>
    <meta:editing-duration>PT46M14S</meta:editing-duration>
    <meta:editing-cycles>3</meta:editing-cycles>
    <meta:generator>LibreOffice/4.2.4.2$Windows_x86 LibreOffice_project/63150712c6d317d27ce2db16eb94c2f3d7b699f8</meta:generator>
    <meta:document-statistic meta:table-count="0" meta:image-count="19" meta:object-count="0" meta:page-count="10" meta:paragraph-count="0" meta:word-count="0" meta:character-count="0" meta:non-whitespace-character-count="0"/>
  </office:meta>
</office:document-meta>
</file>